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 table:number-rows-repeated="1048472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7:21:28.82766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1T17:42:52.285586641</dc:date>
    <meta:editing-duration>P11DT9H7M16S</meta:editing-duration>
    <meta:editing-cycles>140</meta:editing-cycles>
    <meta:document-statistic meta:table-count="2" meta:cell-count="315" meta:object-count="0"/>
  </office:meta>
</office:document-meta>
</file>